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5.65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1f1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1f175" style:font-style-asian="italic" style:font-style-complex="italic"/>
    </style:style>
    <style:style style:name="T4" style:family="text">
      <style:text-properties officeooo:rsid="0001f17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1f175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<text:span text:style-name="Default_20_Paragraph_20_Font">GALENI DE HIRVDINIBVS, REVVL-<text:line-break/>SIONE, CVCVRBITVLA, INCISIONE<text:line-break/>ET SCARIPHATIONE.</text:span><text:bookmark-end text:name="bookmark0"/></text:h>
      <text:h text:style-name="Heading_20_2" text:outline-level="2">Cap. I. </text:h>
      <text:p text:style-name="P5">Hirudines quidam venantes includunt, ac<text:line-break/>in multis ipfis utuntur. Nam hae crematae facile carnibus<text:line-break/>adhaerent. Recens autem captas diem unum asservare opor-<text:line-break/>tet, et pauculum sanguinis in alimoniam iniicere. Sic enim<text:line-break/>quod iis inest virulentum exprimetur. In usu autem pars<text:line-break/>cui hirudo admovenda est, nitro prius perfricetur delica-<text:line-break/>torque, aut unguibus scalpatur: promptius enim adhaere-</text:p>
      <text:p text:style-name="P2">f<text:span text:style-name="Default_20_Paragraph_20_Font"><text:span text:style-name="T2">o</text:span></text:span>eni. Injicrendae autem sunt in aquam tepidam et vas mun<text:span text:style-name="Default_20_Paragraph_20_Font"><text:span text:style-name="T2">i,<text:line-break/></text:span></text:span>dum et amplum ; deinde spongia comprehensas, sordidoque<text:line-break/>lentore earum absterso, manu admovebimus. Postquam in-<text:line-break/>haeserint; superfundeudum est parti oleum tepidum, ne re-<text:line-break/>frigeretur. At si manibus pedibusve admovendae sint, ipsam<text:line-break/>partem aquae , in qua insunt hirudines , indere oportet.<text:line-break/>Quod si pauco tempore adhaeserint, forfice caudam praecis<text:line-break/>dito i nam effluente sanguine trahere non desinunt, donec<text:line-break/>ipsi aut salem aut cinerem ipsarum osculis inlperserimus.<text:line-break/>Ubi vero deciderint, cucurbitula virulentum extrahendum<text:line-break/>est, aut saltem spongiis fovendum. Partes autem si elacry-<text:line-break/>meat, .cuminum aut farinam inspergito, lanamque deinceps<text:line-break/>oleo pauxillo madidam involvito. Sin sanguis erumpat;<text:line-break/>lintea ex aceto inlicito, aut gallam ultam aut spongiam pice -<text:line-break/>liquida madentem posteaque crematam imponito: ^Noscere<text:line-break/>enim convenit, hirudines non eum, qui in alto est,fangui-;<text:line-break/>nem extrahere, fed eum tantum, quo caro imbuta est, ex-. .<text:line-break/>fugere. Utimur eis lu vicem cucurbitularum. Porro delia-</text:p>
      <text:p text:style-name="P1">bimus eas, ubi dimidiam sanguinis partem extractam conji-<text:line-break/>cimus. Non autem sinimus decidere, donec quod satis sit<text:line-break/>excretum fuerit; quand<text:span text:style-name="Default_20_Paragraph_20_Font"><text:span text:style-name="T2">o</text:span></text:span>quidem pars tum ab hirudinibus<text:line-break/>natura frigidis tum ab aere nos ambiente refrigeratur.</text:p>
      <text:h text:style-name="Heading_20_2" text:outline-level="2">Cap. II. </text:h>
      <text:p text:style-name="P5"><text:span text:style-name="T4">V</text:span>ehementissimas humorum fluxiones revul-<text:line-break/>storiis praesidiis universim ingruere prohibemus. Revulforia<text:line-break/>sunt praesidia humoris, quum is ad pectus aut ventriculum<text:line-break/>vergit, ad manus retractio ; v<text:span text:style-name="Default_20_Paragraph_20_Font"><text:span text:style-name="T2">o</text:span></text:span>mitus, cum ad inferiora de-<text:line-break/>clinari sicut cum ad .vomitum impetus est, per acriores cly-<text:line-break/>fieres revulso. Duas vero has humoris propensiones, tum<text:line-break/>quae ad superiorem ventrem, tum quae ad inferiorem ver-<text:line-break/>guut, ad urinam fudoresque revellas. Quin et urina ad fu-<text:line-break/>dores et alvi dejecti<text:span text:style-name="Default_20_Paragraph_20_Font"><text:span text:style-name="T2">o</text:span></text:span>ues. retrahitur. Revulforium quoque<text:line-break/>auxilium est mammis admota cucurbitula. At hypochon—<text:line-break/>drris .defixa [anguinis ad nares impetum repellit, sicut et<text:line-break/>-^immodicum ex utero effluxum. Porro vergentes ad caput<text:line-break/>stat viscera hum<text:span text:style-name="Default_20_Paragraph_20_Font"><text:span text:style-name="T2">o</text:span></text:span>res retrahunt acria in sinus intestinorum</text:p>
      <text:p text:style-name="P2">data medicamenta. summatim revulsio tentanda est hpmori-<text:line-break/>bns sursum fluentibus ad inferiora ; deorsum vero in con-<text:line-break/>titarium ; intro autem urgentibus foras ; ab rursum foras<text:line-break/>tendentibus intro. Sin ad dextrum inclinent, .ad sinistram ;<text:line-break/>ad sinistram vero recedentibus, in partem oppositam. Sic et<text:line-break/>quae retrorsum recedunt, in anteriorem revellus ; quae verti<text:line-break/>antrorfum vergunt, retrorsum ages.</text:p>
      <text:h text:style-name="Heading_20_2" text:outline-level="2">Cap. HI.</text:h>
      <text:p text:style-name="P5"><text:s/>Cucurbitula prius evacuatis conveniunt;<text:line-break/>nam in plethoricis illis non utimur. Eadem ratione in cerebri<text:line-break/>aut meningum inflammationibus per affectuum initia non<text:line-break/>utimur cucurbitulis, sicut nec alia in parte nulla inflamma-.<text:line-break/>tione obfessa; verum ubi nihil etiamnum influat, totum au-.<text:line-break/>tem praevacuatum corpus fuerit, opusque fit aut movere;<text:line-break/>aut vehementius agitando amoliri quod in inflammatione<text:line-break/>obfessa parte residet, aut foras extrahere. Porro dum na- :<text:line-break/>fcuntur adhuc affectibus, non in ipsis jam laborare incipren-</text:p>
      <text:p text:style-name="P2">tibus partibus , fed continuis ipsis, revulsionis causa impo-<text:line-break/>nenda est cucurbitula. Cucurbitula potest materiam evacu-<text:line-break/>arc, dolorem folvere, inflammationem minuere; inflationem<text:line-break/>discutere, appetitum restituere, ventriculo infirmo robur<text:line-break/>adiice<text:span text:style-name="Default_20_Paragraph_20_Font"><text:span text:style-name="T2">r</text:span></text:span>e, animi defectione liberare, ex alto fluxiones trans-<text:line-break/>ferre ac ficcate, sanguinis eruptiones cohibere; corruptrices<text:line-break/>mensium facultates extrahere et men<text:span text:style-name="Default_20_Paragraph_20_Font"><text:span text:style-name="T2">t</text:span></text:span>es levare.</text:p>
      <text:h text:style-name="Heading_20_2" text:outline-level="2">Cap. IU </text:h>
      <text:p text:style-name="P5">Scarificamus partes co<text:span text:style-name="Default_20_Paragraph_20_Font"><text:span text:style-name="T2">r</text:span></text:span>poris aut inflamma-<text:line-break/>tione <text:span text:style-name="T5">fcir</text:span><text:span text:style-name="Default_20_Paragraph_20_Font"><text:span text:style-name="T6">r</text:span></text:span><text:span text:style-name="T5">hove</text:span> affectas, aut tensas, aut dolore vexatas, aut<text:line-break/>fluxionem expertas, quae jam radices egerit et confirmata<text:line-break/>sit, aut acri materia iufestaute, aut fi vi<text:span text:style-name="Default_20_Paragraph_20_Font"><text:span text:style-name="T2">r</text:span></text:span>ulenta vis ab externo<text:line-break/>inciderit, aut ubi materiam ex alia parte in aliam traducere<text:line-break/>consilium est; verbi causa crura fcarificamus affecto capite,<text:line-break/>aut quum materiam in corpore exuberantem minuere votu-<text:line-break/>mus; potissimum ubi redundantia provenerit a suppressione<text:line-break/>materiae, quae evacuari consueverat; puta haemorrhoidi-<text:line-break/>bus <text:span text:style-name="Default_20_Paragraph_20_Font"><text:span text:style-name="T2">s</text:span></text:span>uppressis crura fcarificamus ante lavaero usis, aut calle</text:p>
      <text:p text:style-name="P3">da per spongiam fotis. suam per annum venam saepius inci-<text:line-break/>dere haud expedire arbitror; quod una cum sanguine vita-<text:line-break/>lis excernatur spiritus. Atqui fi hic copiosius absumatur, fit<text:line-break/>ut tota molen reddatur frigidior, animalesque functiones de-<text:line-break/>terius perficiantur. Quamobrem ab ignobilioribus partibus.<text:line-break/>puta cruribus, detractio facienda est. Prodest autem scarifi-<text:line-break/>catio et oculis diuturna fluxione vexatis, tum capitis affecti-<text:line-break/>bus, tum iis qui pectori dorscque eveniunt, ad haec angi-<text:line-break/>uae. atque impactis humoribu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10:27:00Z</meta:creation-date>
    <dc:date>2023-01-13T11:27:59.703000000</dc:date>
    <meta:editing-cycles>3</meta:editing-cycles>
    <meta:editing-duration>PT1M44S</meta:editing-duration>
    <meta:document-statistic meta:table-count="0" meta:image-count="0" meta:object-count="0" meta:page-count="6" meta:paragraph-count="14" meta:word-count="693" meta:character-count="4890" meta:non-whitespace-character-count="4206"/>
    <meta:template xlink:type="simple" xlink:actuate="onRequest" xlink:title="" xlink:href="Normal.dotm"/>
  </office:meta>
</office:document-meta>
</file>